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officeooo:rsid="00054984" officeooo:paragraph-rsid="00054984"/>
    </style:style>
    <style:style style:name="P2" style:family="paragraph" style:parent-style-name="Title">
      <style:text-properties officeooo:rsid="00085286" officeooo:paragraph-rsid="00085286"/>
    </style:style>
    <style:style style:name="P3" style:family="paragraph" style:parent-style-name="Text_20_body_20_indent">
      <style:text-properties officeooo:rsid="00085286" officeooo:paragraph-rsid="00085286"/>
    </style:style>
    <style:style style:name="P4" style:family="paragraph" style:parent-style-name="Text_20_body_20_indent">
      <style:text-properties officeooo:paragraph-rsid="0009bbb9"/>
    </style:style>
    <style:style style:name="P5" style:family="paragraph" style:parent-style-name="Text_20_body_20_indent">
      <style:text-properties officeooo:rsid="0009bbb9" officeooo:paragraph-rsid="0009bbb9"/>
    </style:style>
    <style:style style:name="P6" style:family="paragraph" style:parent-style-name="Text_20_body_20_indent">
      <style:text-properties officeooo:rsid="0009bbb9" officeooo:paragraph-rsid="0009fd86"/>
    </style:style>
    <style:style style:name="P7" style:family="paragraph" style:parent-style-name="Text_20_body_20_indent">
      <style:text-properties officeooo:paragraph-rsid="0009fd86"/>
    </style:style>
    <style:style style:name="P8" style:family="paragraph" style:parent-style-name="Text_20_body_20_indent">
      <style:text-properties fo:font-weight="normal" officeooo:rsid="00085286" officeooo:paragraph-rsid="00085286" style:font-weight-asian="normal" style:font-weight-complex="normal"/>
    </style:style>
    <style:style style:name="P9" style:family="paragraph" style:parent-style-name="Heading_20_2">
      <style:text-properties officeooo:paragraph-rsid="0009bbb9"/>
    </style:style>
    <style:style style:name="P10" style:family="paragraph" style:parent-style-name="Heading_20_2">
      <style:text-properties officeooo:paragraph-rsid="0009fd86"/>
    </style:style>
    <style:style style:name="P11" style:family="paragraph" style:parent-style-name="Heading_20_2">
      <style:text-properties officeooo:paragraph-rsid="000d64df"/>
    </style:style>
    <style:style style:name="P12" style:family="paragraph" style:parent-style-name="Heading_20_3">
      <style:text-properties officeooo:paragraph-rsid="00085286"/>
    </style:style>
    <style:style style:name="P13" style:family="paragraph" style:parent-style-name="Heading_20_3">
      <style:text-properties officeooo:paragraph-rsid="0009bbb9"/>
    </style:style>
    <style:style style:name="P14" style:family="paragraph" style:parent-style-name="Heading_20_3">
      <style:text-properties officeooo:paragraph-rsid="0009fd86"/>
    </style:style>
    <style:style style:name="P15" style:family="paragraph" style:parent-style-name="Text_20_body_20_indent" style:list-style-name="L1">
      <style:text-properties fo:font-weight="normal" officeooo:rsid="00085286" officeooo:paragraph-rsid="000cd66f" style:font-weight-asian="normal" style:font-weight-complex="normal"/>
    </style:style>
    <style:style style:name="P16" style:family="paragraph" style:parent-style-name="Text_20_body_20_indent" style:list-style-name="L2">
      <style:text-properties officeooo:rsid="0009fd86" officeooo:paragraph-rsid="0009fd86"/>
    </style:style>
    <style:style style:name="P17" style:family="paragraph" style:parent-style-name="Text_20_body_20_indent" style:list-style-name="L2">
      <style:text-properties officeooo:rsid="0009fd86" officeooo:paragraph-rsid="001721a1"/>
    </style:style>
    <style:style style:name="P18" style:family="paragraph" style:parent-style-name="Text_20_body_20_indent" style:list-style-name="L2">
      <style:text-properties officeooo:rsid="0009bbb9" officeooo:paragraph-rsid="0009bbb9"/>
    </style:style>
    <style:style style:name="P19" style:family="paragraph" style:parent-style-name="Text_20_body_20_indent" style:list-style-name="L3">
      <style:text-properties officeooo:rsid="0009bbb9" officeooo:paragraph-rsid="0009bbb9"/>
    </style:style>
    <style:style style:name="P20" style:family="paragraph" style:parent-style-name="Text_20_body_20_indent" style:list-style-name="L8">
      <style:text-properties fo:font-style="normal" officeooo:rsid="0009bbb9" officeooo:paragraph-rsid="0009bbb9" style:font-style-asian="normal" style:font-style-complex="normal"/>
    </style:style>
    <style:style style:name="P21" style:family="paragraph" style:parent-style-name="Text_20_body_20_indent" style:list-style-name="L7">
      <style:text-properties fo:font-style="normal" officeooo:rsid="0009fd86" officeooo:paragraph-rsid="0009fd86" style:font-style-asian="normal" style:font-style-complex="normal"/>
    </style:style>
    <style:style style:name="P22" style:family="paragraph" style:parent-style-name="Text_20_body_20_indent" style:list-style-name="L8">
      <style:text-properties fo:font-style="normal" officeooo:rsid="0009fd86" officeooo:paragraph-rsid="0009fd86" style:font-style-asian="normal" style:font-style-complex="normal"/>
    </style:style>
    <style:style style:name="P23" style:family="paragraph" style:parent-style-name="Text_20_body_20_indent" style:list-style-name="L12">
      <style:text-properties fo:font-style="normal" officeooo:rsid="0009fd86" officeooo:paragraph-rsid="0009fd86" style:font-style-asian="normal" style:font-style-complex="normal"/>
    </style:style>
    <style:style style:name="P24" style:family="paragraph" style:parent-style-name="Text_20_body_20_indent" style:list-style-name="L9">
      <style:text-properties fo:font-style="normal" officeooo:rsid="00130ef2" officeooo:paragraph-rsid="00130ef2" style:font-style-asian="normal" style:font-style-complex="normal"/>
    </style:style>
    <style:style style:name="P25" style:family="paragraph" style:parent-style-name="Text_20_body_20_indent" style:list-style-name="L10">
      <style:text-properties fo:font-style="normal" officeooo:rsid="001694eb" officeooo:paragraph-rsid="001694eb" style:font-style-asian="normal" style:font-style-complex="normal"/>
    </style:style>
    <style:style style:name="P26" style:family="paragraph" style:parent-style-name="Text_20_body_20_indent" style:list-style-name="L11">
      <style:text-properties fo:font-style="normal" officeooo:rsid="001721a1" officeooo:paragraph-rsid="001721a1" style:font-style-asian="normal" style:font-style-complex="normal"/>
    </style:style>
    <style:style style:name="P27" style:family="paragraph" style:parent-style-name="Text_20_body_20_indent" style:list-style-name="L12">
      <style:text-properties fo:font-style="normal" officeooo:rsid="0018c2bc" officeooo:paragraph-rsid="0018c2bc" style:font-style-asian="normal" style:font-style-complex="normal"/>
    </style:style>
    <style:style style:name="P28" style:family="paragraph" style:parent-style-name="Text_20_body_20_indent">
      <style:text-properties officeooo:paragraph-rsid="00085286"/>
    </style:style>
    <style:style style:name="P29" style:family="paragraph" style:parent-style-name="Text_20_body_20_indent">
      <style:text-properties officeooo:rsid="00085286" officeooo:paragraph-rsid="000d64df"/>
    </style:style>
    <style:style style:name="P30" style:family="paragraph" style:parent-style-name="Text_20_body_20_indent" style:list-style-name="L2">
      <style:text-properties officeooo:rsid="000d64df" officeooo:paragraph-rsid="000d64df"/>
    </style:style>
    <style:style style:name="P31" style:family="paragraph" style:parent-style-name="Text_20_body_20_indent" style:list-style-name="L2">
      <style:text-properties officeooo:rsid="001721a1" officeooo:paragraph-rsid="001721a1"/>
    </style:style>
    <style:style style:name="P32" style:family="paragraph" style:parent-style-name="Text_20_body_20_indent">
      <style:text-properties officeooo:paragraph-rsid="0018c2bc"/>
    </style:style>
    <style:style style:name="T1" style:family="text">
      <style:text-properties officeooo:rsid="00054984"/>
    </style:style>
    <style:style style:name="T2" style:family="text">
      <style:text-properties officeooo:rsid="0009bbb9"/>
    </style:style>
    <style:style style:name="T3" style:family="text">
      <style:text-properties officeooo:rsid="0009fd86"/>
    </style:style>
    <style:style style:name="T4" style:family="text">
      <style:text-properties officeooo:rsid="000cd66f"/>
    </style:style>
    <style:style style:name="T5" style:family="text">
      <style:text-properties officeooo:rsid="00085286"/>
    </style:style>
    <style:style style:name="T6" style:family="text">
      <style:text-properties officeooo:rsid="000d64df"/>
    </style:style>
    <style:style style:name="T7" style:family="text">
      <style:text-properties officeooo:rsid="000e3b45"/>
    </style:style>
    <style:style style:name="T8" style:family="text">
      <style:text-properties officeooo:rsid="0014dc02"/>
    </style:style>
    <style:style style:name="T9" style:family="text">
      <style:text-properties officeooo:rsid="001694eb"/>
    </style:style>
    <style:style style:name="T10" style:family="text">
      <style:text-properties officeooo:rsid="001721a1"/>
    </style:style>
    <style:style style:name="T11" style:family="text">
      <style:text-properties officeooo:rsid="0018c2bc"/>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3">Deep</text:span> Learning – Initiation</text:p>
      <text:h text:style-name="Heading_20_1" text:outline-level="1"><text:span text:style-name="T1">Description</text:span> de la formation :</text:h>
      <text:h text:style-name="Heading_20_3" text:outline-level="3">Intitulé de la formation :</text:h>
      <text:p text:style-name="P3">Le <text:span text:style-name="T3">deep learning repose sur un ensemble d’algorithmes, de méthodes et de modèles basés sur les réseaux de neurones. Produisant d’impressionnants résultats, ils sont utilisés dans de nombreux secteurs industriels et économiques. Durant cette formation, les stagiaires découvrent les méthodes du domaine et utilisent les outils les plus répandus pour développer et entraîner des modèles du deep learning sur un vaste spectre de données. </text:span></text:p>
      <text:h text:style-name="P12" text:outline-level="3">Compétences visées :</text:h>
      <text:p text:style-name="P8">À l’issue de cette formation, les stagiaires seront en mesure de :</text:p>
      <text:list xml:id="list3269898502" text:style-name="L1">
        <text:list-item>
          <text:p text:style-name="P15"><text:span text:style-name="T4">Identifier les avantages et limitations du </text:span>Deep Learning</text:p>
        </text:list-item>
        <text:list-item>
          <text:p text:style-name="P15">Avoir une vision à date de l'état de l'art d<text:span text:style-name="T4">u domaine et ses applications</text:span></text:p>
        </text:list-item>
        <text:list-item>
          <text:p text:style-name="P15">Maîtriser les méthodologies et connaître les outils propres aux projets d'Intelligence Artificielle</text:p>
        </text:list-item>
        <text:list-item>
          <text:p text:style-name="P15">Appréhender les enjeux juridiques et éthiques de l’IA</text:p>
        </text:list-item>
        <text:list-item>
          <text:p text:style-name="P15">Identifier les apports potentiels par métier, activité ou secteurs dans l’entreprise</text:p>
        </text:list-item>
      </text:list>
      <text:h text:style-name="Heading_20_3" text:outline-level="3">Public visé :</text:h>
      <text:p text:style-name="P28"><text:span text:style-name="T5">Ingénieurs, chefs de projets ou développeurs souhaitant </text:span>comprendre les domaines d’application et les bénéfices de l’Intelligence Artificielle : dirigeants, DSI, chefs de projets, développeurs, architectes… </text:p>
      <text:h text:style-name="Heading_20_3" text:outline-level="3">Prérequis :</text:h>
      <text:p text:style-name="P29">Bonnes connaissances en gestion de projet numérique. </text:p>
      <text:p text:style-name="P29"><text:span text:style-name="T8">Quelques</text:span><text:span text:style-name="T6"> notions mathématiques : produit scalaire, dériv</text:span><text:span text:style-name="T8">ée</text:span><text:span text:style-name="T6">, moyenne, variance</text:span></text:p>
      <text:h text:style-name="Heading_20_3" text:outline-level="3">Nombre de jours :</text:h>
      <text:p text:style-name="Text_20_body_20_indent"><text:span text:style-name="T6">2</text:span> jours</text:p>
      <text:p text:style-name="P1"/>
      <text:h text:style-name="Heading_20_1" text:outline-level="1">Plan de formation</text:h>
      <text:h text:style-name="P9" text:outline-level="2">Partie <text:span text:style-name="T2">1 – Introduction au </text:span><text:span text:style-name="T3">Deep learning</text:span> :</text:h>
      <text:list xml:id="list955657075" text:style-name="L2">
        <text:list-item>
          <text:p text:style-name="P16">Les fondements du deep learning : Héritier du machine learning</text:p>
        </text:list-item>
        <text:list-item>
          <text:p text:style-name="P18">Les types de problème et leur classe d’algorithme (supervisé, non supervisé, <text:soft-page-break/>renforcement…)</text:p>
        </text:list-item>
        <text:list-item>
          <text:p text:style-name="P18">Les grandes étapes de construction d’un modèle d’apprentissage automatique de la collecte de données à l’amélioration de modèles</text:p>
        </text:list-item>
        <text:list-item>
          <text:p text:style-name="P18">Besoins et limitations sur un projet en fonction de l’objectif fixé d’un problème d’<text:span text:style-name="T3">apprentissage automatique</text:span></text:p>
        </text:list-item>
        <text:list-item>
          <text:p text:style-name="P30">Les mécanismes d’évaluation des modèles</text:p>
        </text:list-item>
        <text:list-item>
          <text:p text:style-name="P18">Biais d’analyse et risque d’erreur d’interprétation</text:p>
        </text:list-item>
      </text:list>
      <text:h text:style-name="P13" text:outline-level="3">Mise en pratique :</text:h>
      <text:p text:style-name="Text_20_body_20_indent">À partir des besoins des stagiaires sur leur projet, les stagiaires devront analyser les classes d’algorithmes à utiliser pour répondre à leur objectif et mesurer les limitations qui s’appliquent à leur tache (financières, techniques et temporelles)</text:p>
      <text:h text:style-name="P13" text:outline-level="3">Objectif de la partie :</text:h>
      <text:p text:style-name="P5">À l’issue de cette partie, les stagiaires seront en mesure de :</text:p>
      <text:list xml:id="list2670303585" text:style-name="L3">
        <text:list-item>
          <text:p text:style-name="P19">Structurer un projet de machine learning pour un besoin et des données spécifiques en choisissant les classes des algorithmes les plus pertinentes</text:p>
        </text:list-item>
        <text:list-item>
          <text:p text:style-name="P19">Anticiper les besoins et limitations qui liés à la réalisation de leur tâche de <text:span text:style-name="T3">deep learning</text:span></text:p>
        </text:list-item>
      </text:list>
      <text:h text:style-name="P13" text:outline-level="3">Durée :</text:h>
      <text:p text:style-name="P4"><text:span text:style-name="T2">1</text:span> demi-journée</text:p>
      <text:p text:style-name="P4"/>
      <text:h text:style-name="P9" text:outline-level="2">Partie <text:span text:style-name="T6">2</text:span><text:span text:style-name="T2"> – </text:span><text:span text:style-name="T3">Réseaux de neurones</text:span> :</text:h>
      <text:list xml:id="list143514627812255" text:continue-list="list955657075" text:style-name="L2">
        <text:list-item>
          <text:p text:style-name="P16">Lien avec la régression linéaire</text:p>
        </text:list-item>
        <text:list-item>
          <text:p text:style-name="P16">Structure générale des réseaux de neurones</text:p>
        </text:list-item>
        <text:list-item>
          <text:p text:style-name="P16">Rupture de la linéarité : les fonctions d’activations</text:p>
        </text:list-item>
        <text:list-item>
          <text:p text:style-name="P16">Convergence des modèles et choix des optimiseurs du taux d’apprentissage</text:p>
        </text:list-item>
        <text:list-item>
          <text:p text:style-name="P16">Problèmes liés à la disparition ou l’explosion de gradient </text:p>
        </text:list-item>
        <text:list-item>
          <text:p text:style-name="P16">Impact et choix d’un batch</text:p>
        </text:list-item>
        <text:list-item>
          <text:p text:style-name="P16">Recherche des hyperparamètres</text:p>
        </text:list-item>
        <text:list-item>
          <text:p text:style-name="P16">Problèmes d’interprétabilité</text:p>
        </text:list-item>
        <text:list-item>
          <text:p text:style-name="P16">La librairie Keras pour implémenter des réseaux de neurones profonds en python</text:p>
        </text:list-item>
      </text:list>
      <text:h text:style-name="P13" text:outline-level="3">Mise en pratique :</text:h>
      <text:list xml:id="list2868973067" text:style-name="L7">
        <text:list-item>
          <text:p text:style-name="P21">Mise en place d’un réseau de neurones sans code sur des données simples. Les stagiaires doivent choisir le meilleur ensemble d’hyperparamètres pour apprendre au mieux un jeu de données sans surapprentissage et en optimisant le temps de convergence du modèle</text:p>
        </text:list-item>
        <text:list-item>
          <text:p text:style-name="P21"><text:soft-page-break/>Implémentation d’un réseau de neurones via Keras sur un problème de classification multiclasse. Les stagiaires devront utiliser les concepts de séparation de jeux de données et d’évaluation introduits en partie 2 et déployer un protocole de recherche d’hyperparamètres. <text:s/></text:p>
        </text:list-item>
      </text:list>
      <text:h text:style-name="P13" text:outline-level="3">Objectif de la partie :</text:h>
      <text:p text:style-name="P5">À l’issue de cette partie, les stagiaires seront en mesure de :</text:p>
      <text:list xml:id="list480222962" text:style-name="L8">
        <text:list-item>
          <text:p text:style-name="P20">Concevoir et implémenter des <text:span text:style-name="T3">modèles de réseaux de neurones sur des données tabulaires <text:s/>en Keras pour la régression et la classification</text:span></text:p>
        </text:list-item>
        <text:list-item>
          <text:p text:style-name="P22">Évaluer la performance de leurs modèles et adapter les hyperparamètres pour améliorer l’apprentissage </text:p>
        </text:list-item>
        <text:list-item>
          <text:p text:style-name="P22">Identifier les problèmes d’apprentissage tels que le surapprentissage ou le manque de données et trouver les moyens de les résoudre</text:p>
        </text:list-item>
      </text:list>
      <text:h text:style-name="P13" text:outline-level="3">Durée :</text:h>
      <text:p text:style-name="P32"><text:span text:style-name="T2">1</text:span> <text:span text:style-name="T3">demi-</text:span><text:span text:style-name="T2">j</text:span>ournée</text:p>
      <text:h text:style-name="P11" text:outline-level="2">Partie <text:span text:style-name="T6">3</text:span><text:span text:style-name="T2"> – </text:span>Applications du Deep Learning :</text:h>
      <text:list xml:id="list143515653968767" text:continue-list="list143514627812255" text:style-name="L2">
        <text:list-item>
          <text:p text:style-name="P16">Classification de données. Les différents scénarios : donnée brute, image, son, texte, etc.</text:p>
        </text:list-item>
        <text:list-item>
          <text:p text:style-name="P16">Les enjeux d'une classification de données et les choix impliqués par un modèle de classification.</text:p>
        </text:list-item>
        <text:list-item>
          <text:p text:style-name="P16">Outils de classification : des réseaux de type Multilayer Perceptron ou Convolutional Neural Network. </text:p>
        </text:list-item>
        <text:list-item>
          <text:p text:style-name="P16">Prédiction d'information et donnée séquentielle/temporelle. Enjeux et limites d'une prédiction d'information.</text:p>
        </text:list-item>
        <text:list-item>
          <text:p text:style-name="P16">Transformation/génération de données. Opération de réinterprétation d'une donnée : débruitage, segmentation d'image...</text:p>
        </text:list-item>
        <text:list-item>
          <text:p text:style-name="P16">Opération de transformation sur un même format : traduction de texte d'une langue à une autre...</text:p>
        </text:list-item>
        <text:list-item>
          <text:p text:style-name="P16">Opération de génération de donnée "originale" : <text:span text:style-name="T7">Midjourney</text:span>, <text:s/>génération d'images à partir de présentations textuelles.</text:p>
        </text:list-item>
        <text:list-item>
          <text:p text:style-name="P16">Reinforcement Learning : contrôle d'un environnement.</text:p>
        </text:list-item>
      </text:list>
      <text:h text:style-name="P13" text:outline-level="3">Mise en pratique :</text:h>
      <text:list xml:id="list581179656" text:style-name="L9">
        <text:list-item>
          <text:p text:style-name="P24"><text:span text:style-name="T9">Utilisation d’outils disponibles tels que Midjourney, ChatGPT, mise en place de transfert learning, ...</text:span></text:p>
        </text:list-item>
      </text:list>
      <text:h text:style-name="P13" text:outline-level="3">Objectif de la partie :</text:h>
      <text:p text:style-name="P5">À l’issue de cette partie, les stagiaires seront en mesure de :</text:p>
      <text:list xml:id="list2999200885" text:style-name="L10">
        <text:list-item>
          <text:p text:style-name="P25">Apréhender les possibilitées offertes par les réseaux de neurones modernes</text:p>
        </text:list-item>
        <text:list-item>
          <text:p text:style-name="P25"><text:soft-page-break/>Utiliser des solutions existantes pour améliorer les performances d’une application spécifique métier.</text:p>
        </text:list-item>
      </text:list>
      <text:h text:style-name="P13" text:outline-level="3">Durée :</text:h>
      <text:p text:style-name="P4"><text:span text:style-name="T2">1</text:span> <text:span text:style-name="T3">demi-</text:span><text:span text:style-name="T2">j</text:span>ournée</text:p>
      <text:h text:style-name="P10" text:outline-level="2">Partie <text:span text:style-name="T9">4</text:span><text:span text:style-name="T2"> – </text:span><text:span text:style-name="T9">Ingénérie et problématiques</text:span> :</text:h>
      <text:list xml:id="list143515688135784" text:continue-list="list143515653968767" text:style-name="L2">
        <text:list-item>
          <text:p text:style-name="P31">Utilisation de machine learning/deep learning dans un projet de dévellopement informatique</text:p>
        </text:list-item>
        <text:list-item>
          <text:p text:style-name="P31">Problèmes théoriques <text:span text:style-name="T11">et techniques</text:span></text:p>
        </text:list-item>
        <text:list-item>
          <text:p text:style-name="P17"><text:span text:style-name="T10">Problèmes juridiques</text:span></text:p>
        </text:list-item>
        <text:list-item>
          <text:p text:style-name="P17"><text:span text:style-name="T10">Problèmes éthiques</text:span></text:p>
        </text:list-item>
      </text:list>
      <text:h text:style-name="P14" text:outline-level="3">Mise en pratique :</text:h>
      <text:list xml:id="list1463653840" text:style-name="L11">
        <text:list-item>
          <text:p text:style-name="P26">Discussions autour de projets <text:span text:style-name="T11">existants et documentés</text:span></text:p>
        </text:list-item>
      </text:list>
      <text:h text:style-name="P14" text:outline-level="3">Objectif de la partie :</text:h>
      <text:p text:style-name="P6">À l’issue de cette partie, les stagiaires seront en mesure de :</text:p>
      <text:list xml:id="list3908672335" text:style-name="L12">
        <text:list-item>
          <text:p text:style-name="P23"><text:span text:style-name="T10">Envisager </text:span><text:span text:style-name="T11">l’</text:span><text:span text:style-name="T10">utilisation du deep learning </text:span><text:span text:style-name="T11">dans des projets en prenant en compte tous les aspects critiques de cette technologie.</text:span></text:p>
        </text:list-item>
        <text:list-item>
          <text:p text:style-name="P27">Identifier les avantages, inconvénients et prérequis pour intégrer du deep learning dans un projet</text:p>
        </text:list-item>
      </text:list>
      <text:h text:style-name="P14" text:outline-level="3">Durée :</text:h>
      <text:p text:style-name="P7"><text:span text:style-name="T2">1</text:span> <text:span text:style-name="T3">demi-</text:span><text:span text:style-name="T2">j</text:span>ourné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fr" fo:country="FR"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fr" fo:country="FR"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style="italic"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fo:margin-left="0.199cm" fo:margin-right="0.199cm" fo:margin-top="0.247cm" fo:margin-bottom="0.212cm" style:contextual-spacing="false" fo:line-height="100%" fo:text-align="justify" style:justify-single-word="false" style:register-true="false" fo:text-indent="0cm" style:auto-text-indent="false" style:page-number="auto"/>
      <style:text-properties fo:font-size="12pt" fo:font-style="italic"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align="justify" style:justify-single-word="false" fo:text-indent="0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3-01-25T14:35:13.837194779</dc:date>
    <meta:editing-duration>PT7H11M31S</meta:editing-duration>
    <meta:editing-cycles>12</meta:editing-cycles>
    <meta:generator>LibreOffice/7.3.7.2$Linux_X86_64 LibreOffice_project/30$Build-2</meta:generator>
    <meta:document-statistic meta:table-count="0" meta:image-count="0" meta:object-count="0" meta:page-count="4" meta:paragraph-count="84" meta:word-count="900" meta:character-count="5857" meta:non-whitespace-character-count="5071"/>
  </office:meta>
</office:document-meta>
</file>